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18b43" officeooo:paragraph-rsid="00118b43"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18b43" officeooo:paragraph-rsid="00118b43" style:font-weight-asian="bold" style:font-weight-complex="bold"/>
    </style:style>
    <style:style style:name="P3" style:family="paragraph" style:parent-style-name="Standard">
      <style:paragraph-properties fo:text-align="start" style:justify-single-word="false"/>
      <style:text-properties fo:font-weight="normal" officeooo:rsid="00118b43" officeooo:paragraph-rsid="00118b43" style:font-weight-asian="normal" style:font-weight-complex="normal"/>
    </style:style>
    <style:style style:name="P4" style:family="paragraph" style:parent-style-name="Standard">
      <style:paragraph-properties fo:text-align="justify" style:justify-single-word="false"/>
      <style:text-properties fo:font-weight="normal" officeooo:rsid="00118b43" officeooo:paragraph-rsid="001322d9" style:font-weight-asian="normal" style:font-weight-complex="normal"/>
    </style:style>
    <style:style style:name="P5" style:family="paragraph" style:parent-style-name="Standard">
      <style:paragraph-properties fo:text-align="justify" style:justify-single-word="false"/>
      <style:text-properties fo:font-weight="normal" officeooo:rsid="00118b43" officeooo:paragraph-rsid="0013c293" style:font-weight-asian="normal" style:font-weight-complex="normal"/>
    </style:style>
    <style:style style:name="P6" style:family="paragraph" style:parent-style-name="Standard">
      <style:paragraph-properties fo:text-align="start" style:justify-single-word="false"/>
      <style:text-properties fo:font-weight="normal" officeooo:rsid="001322d9" officeooo:paragraph-rsid="001322d9" style:font-weight-asian="normal" style:font-weight-complex="normal"/>
    </style:style>
    <style:style style:name="P7" style:family="paragraph" style:parent-style-name="Standard">
      <style:paragraph-properties fo:text-align="start" style:justify-single-word="false"/>
      <style:text-properties fo:font-weight="normal" officeooo:rsid="00146375" officeooo:paragraph-rsid="00146375" style:font-weight-asian="normal" style:font-weight-complex="normal"/>
    </style:style>
    <style:style style:name="P8" style:family="paragraph" style:parent-style-name="Standard">
      <style:paragraph-properties fo:text-align="justify" style:justify-single-word="false"/>
      <style:text-properties officeooo:paragraph-rsid="001c39a0"/>
    </style:style>
    <style:style style:name="T1" style:family="text">
      <style:text-properties fo:font-weight="normal" style:font-weight-asian="normal" style:font-weight-complex="normal"/>
    </style:style>
    <style:style style:name="T2" style:family="text">
      <style:text-properties fo:font-weight="normal" officeooo:rsid="001322d9" style:font-weight-asian="normal" style:font-weight-complex="normal"/>
    </style:style>
    <style:style style:name="T3" style:family="text">
      <style:text-properties fo:font-weight="normal" officeooo:rsid="0013c293" style:font-weight-asian="normal" style:font-weight-complex="normal"/>
    </style:style>
    <style:style style:name="T4" style:family="text">
      <style:text-properties fo:font-size="14pt" style:font-size-asian="14pt" style:font-size-complex="14pt"/>
    </style:style>
    <style:style style:name="T5" style:family="text">
      <style:text-properties officeooo:rsid="001322d9"/>
    </style:style>
    <style:style style:name="T6" style:family="text">
      <style:text-properties officeooo:rsid="0013c293"/>
    </style:style>
    <style:style style:name="T7" style:family="text">
      <style:text-properties officeooo:rsid="001c39a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Evaluation of various interpreters over different branch prediction policies</text:span></text:p>
      <text:p text:style-name="P2"/>
      <text:p text:style-name="P1"><text:span text:style-name="T1">Ιάκωβος Κολοκάσης <text:s text:c="7"/></text:span><text:s text:c="72"/><text:span text:style-name="T1"><text:s/>Εμμανουήλ Παυλιδάκης</text:span></text:p>
      <text:p text:style-name="P1"><text:tab/><text:tab/><text:tab/><text:tab/><text:tab/><text:tab/><text:tab/><text:tab/><text:span text:style-name="T1"><text:tab/><text:tab/><text:tab/>1048</text:span></text:p>
      <text:p text:style-name="P1"><text:tab/><text:tab/><text:tab/><text:tab/><text:tab/><text:tab/><text:tab/><text:tab/><text:tab/><text:tab/><text:tab/></text:p>
      <text:p text:style-name="P4">For the course Managed Runtime Systems we are going to evaluate some interpreters over different branch prediction policies. <text:span text:style-name="T5">Our motivation derives from [1], in which the authors research how indirect branches, that are mostly come from interpreters, are served from branch predictors. More specifically they claim that, interpreters introduce a high number of indirect branches. In their time (2003), indirect branches was almost an unknown type of branches, as a result hardware designers did not focus in implementing branch predictors that were efficient for this issue. Consequently Anton Ertl et al, claim that <text:s/>interpreters lack in performance, due to the poor accuracy and speed of branch predictors for indirect branches. </text:span></text:p>
      <text:p text:style-name="P4"/>
      <text:p text:style-name="P8"><text:span text:style-name="T2">In our project we plan to perform the some kind of research as described in [1]. To be more specific we are going to evaluate </text:span><text:span text:style-name="T3">some</text:span><text:span text:style-name="T2"> </text:span><text:span text:style-name="T3">of the most well known </text:span><text:span text:style-name="T2">interprete</text:span><text:span text:style-name="T3">d languages such as</text:span> Jav<text:span text:style-name="T6">a, P</text:span>ython, <text:span text:style-name="T6">and C#, over <text:s/>different architectures (Intel, AMD processors) with varying branch prediction policies. <text:s/>All of our experiments are going to be performed on bare metal and not in simulation mode. All hardware measurements are going to collected with tools such as PAPI[2] and likwid[3]. We take for granted that interpreters perform a high number of indirect branches, and we would to examine in what extend, nowadays branch predictors help them to be more efficient. Moreover, we would like to compare some of our findings, with the results presented in [1] and observe potential differentiations and improvements. Some of the results that we are going to collect are; prediction accuracy, effect of miss prediction on execution time, <text:s/>and the miss prediction penalty. <text:s/></text:span></text:p>
      <text:p text:style-name="P8"/>
      <text:p text:style-name="P8"><text:span text:style-name="T7">All in all, we are going to evaluate how the most recent and well known branch prediction policies help nowadays interpreters to be more efficient in terms of speed and accuracy.</text:span></text:p>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1] M. Anton Ertl , David Gregg, The Structure and Performance of Efficient Interpreters.</text:p>
      <text:p text:style-name="P7">[2] <text:a xlink:type="simple" xlink:href="http://icl.cs.utk.edu/papi/" text:style-name="Internet_20_link" text:visited-style-name="Visited_20_Internet_20_Link">http://icl.cs.utk.edu/papi/</text:a></text:p>
      <text:p text:style-name="P7">[3] https://github.com/RRZE-HPC/likw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21:03:19.161340798</meta:creation-date>
    <dc:date>2018-03-12T21:57:47.101695420</dc:date>
    <meta:editing-duration>PT27M15S</meta:editing-duration>
    <meta:editing-cycles>11</meta:editing-cycles>
    <meta:generator>LibreOffice/5.1.6.2$Linux_X86_64 LibreOffice_project/10m0$Build-2</meta:generator>
    <meta:document-statistic meta:table-count="0" meta:image-count="0" meta:object-count="0" meta:page-count="1" meta:paragraph-count="10" meta:word-count="331" meta:character-count="2255" meta:non-whitespace-character-count="1824"/>
  </office:meta>
</office:document-meta>
</file>